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0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4" style:family="text">
      <style:text-properties officeooo:rsid="00332ddf"/>
    </style:style>
    <style:style style:name="T5" style:family="text">
      <style:text-properties officeooo:rsid="0037b394"/>
    </style:style>
    <style:style style:name="T6" style:family="text">
      <style:text-properties officeooo:rsid="003b6bff"/>
    </style:style>
    <style:style style:name="T7" style:family="text">
      <style:text-properties officeooo:rsid="003e4fd4"/>
    </style:style>
    <style:style style:name="T8" style:family="text">
      <style:text-properties officeooo:rsid="003f9add"/>
    </style:style>
    <style:style style:name="T9" style:family="text">
      <style:text-properties officeooo:rsid="0044b069"/>
    </style:style>
    <style:style style:name="T10" style:family="text">
      <style:text-properties officeooo:rsid="00468dc6"/>
    </style:style>
    <style:style style:name="T11" style:family="text">
      <style:text-properties officeooo:rsid="004cf66b"/>
    </style:style>
    <style:style style:name="T12" style:family="text">
      <style:text-properties officeooo:rsid="0050e1f0"/>
    </style:style>
    <style:style style:name="T13" style:family="text">
      <style:text-properties officeooo:rsid="005d3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faa3b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10pt" style:font-size-asian="10pt" style:font-size-complex="10pt"/>
    </style:style>
    <style:style style:name="T18" style:family="text">
      <style:text-properties style:font-name="Courier New" fo:font-size="10pt" officeooo:rsid="00479af1" style:font-size-asian="10pt" style:font-size-complex="10pt"/>
    </style:style>
    <style:style style:name="T19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0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1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2" style:family="text">
      <style:text-properties style:font-name="Courier New" officeooo:rsid="003b6bff"/>
    </style:style>
    <style:style style:name="T23" style:family="text">
      <style:text-properties style:font-name="Courier New" fo:font-weight="normal" officeooo:rsid="00479af1" style:font-weight-asian="normal" style:font-weight-complex="normal"/>
    </style:style>
    <style:style style:name="T24" style:family="text">
      <style:text-properties style:font-name="Courier New" fo:font-weight="normal" officeooo:rsid="003b6bff" style:font-weight-asian="normal" style:font-weight-complex="normal"/>
    </style:style>
    <style:style style:name="T25" style:family="text">
      <style:text-properties officeooo:rsid="0080efcf"/>
    </style:style>
    <style:style style:name="T26" style:family="text">
      <style:text-properties officeooo:rsid="008a1c77"/>
    </style:style>
    <style:style style:name="T27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98659b" style:font-weight-asian="bold" style:font-weight-complex="bold"/>
    </style:style>
    <style:style style:name="T30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avaScript cheatshe</text:span><text:span text:style-name="T3">e</text:span><text:span text:style-name="T1">t</text:span><text:span text:style-name="T2"> – </text:span><text:a xlink:type="simple" xlink:href="https://github.com/Serrin/Celestra/" text:style-name="Internet_20_link" text:visited-style-name="Visited_20_Internet_20_Link"><text:span text:style-name="T27">https://github.com/Serrin/Celestra/</text:span></text:a></text:p>
      <text:p text:style-name="P3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7">Web </text:span>Storage <text:span text:style-name="T10">api and JSON</text:span></text:p>
          </table:table-cell>
          <table:table-cell table:style-name="Táblázat1.A1" office:value-type="string">
            <text:h text:style-name="P40" text:outline-level="3"><text:span text:style-name="T11">element.</text:span>dataset &amp; data-* attributes</text:h>
          </table:table-cell>
          <table:table-cell table:style-name="Táblázat1.C1" office:value-type="string">
            <text:h text:style-name="P41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8"/>
            <text:p text:style-name="P18">IE8 compatible</text:p>
            <text:p text:style-name="P19"/>
            <text:p text:style-name="P7"><text:span text:style-name="T15">l</text:span>ocalStorage:</text:p>
            <text:p text:style-name="P19"><text:span text:style-name="T4">l</text:span>ocalStorage.length;</text:p>
            <text:p text:style-name="P19">localStorage.key(index);</text:p>
            <text:p text:style-name="P19">localStorage.getItem(key);</text:p>
            <text:p text:style-name="P19">localStorage.setItem(key, data);</text:p>
            <text:p text:style-name="P19">localStorage.removeItem(key);</text:p>
            <text:p text:style-name="P19">localStorage.clear();</text:p>
            <text:p text:style-name="P19"/>
            <text:p text:style-name="P4"><text:span text:style-name="Source_20_Text"><text:span text:style-name="T18">sessionStorage</text:span></text:span><text:span text:style-name="T17">:</text:span></text:p>
            <text:p text:style-name="P5"><text:span text:style-name="Source_20_Text"><text:span text:style-name="T19">s</text:span></text:span><text:span text:style-name="Source_20_Text"><text:span text:style-name="T20">ession</text:span></text:span><text:span text:style-name="Source_20_Text"><text:span text:style-name="T19">S</text:span></text:span><text:span text:style-name="Source_20_Text"><text:span text:style-name="T20">torage</text:span></text:span><text:span text:style-name="T17">.length;</text:span></text:p>
            <text:p text:style-name="P5"><text:span text:style-name="Source_20_Text"><text:span text:style-name="T19">s</text:span></text:span><text:span text:style-name="Source_20_Text"><text:span text:style-name="T20">ession</text:span></text:span><text:span text:style-name="Source_20_Text"><text:span text:style-name="T19">S</text:span></text:span><text:span text:style-name="Source_20_Text"><text:span text:style-name="T20">torage</text:span></text:span><text:span text:style-name="T17">.key(index);</text:span></text:p>
            <text:p text:style-name="P5"><text:span text:style-name="Source_20_Text"><text:span text:style-name="T19">s</text:span></text:span><text:span text:style-name="Source_20_Text"><text:span text:style-name="T20">ession</text:span></text:span><text:span text:style-name="Source_20_Text"><text:span text:style-name="T19">S</text:span></text:span><text:span text:style-name="Source_20_Text"><text:span text:style-name="T20">torage</text:span></text:span><text:span text:style-name="T17">.getItem(key);</text:span></text:p>
            <text:p text:style-name="P5"><text:span text:style-name="Source_20_Text"><text:span text:style-name="T19">s</text:span></text:span><text:span text:style-name="Source_20_Text"><text:span text:style-name="T20">ession</text:span></text:span><text:span text:style-name="Source_20_Text"><text:span text:style-name="T19">S</text:span></text:span><text:span text:style-name="Source_20_Text"><text:span text:style-name="T20">torage</text:span></text:span><text:span text:style-name="T17">.setItem(key, data);</text:span></text:p>
            <text:p text:style-name="P5"><text:span text:style-name="Source_20_Text"><text:span text:style-name="T19">s</text:span></text:span><text:span text:style-name="Source_20_Text"><text:span text:style-name="T20">ession</text:span></text:span><text:span text:style-name="Source_20_Text"><text:span text:style-name="T19">S</text:span></text:span><text:span text:style-name="Source_20_Text"><text:span text:style-name="T20">torage</text:span></text:span><text:span text:style-name="T17">.removeItem(key);</text:span></text:p>
            <text:p text:style-name="P5"><text:span text:style-name="Source_20_Text"><text:span text:style-name="T19">s</text:span></text:span><text:span text:style-name="Source_20_Text"><text:span text:style-name="T20">ession</text:span></text:span><text:span text:style-name="Source_20_Text"><text:span text:style-name="T19">S</text:span></text:span><text:span text:style-name="Source_20_Text"><text:span text:style-name="T20">torage</text:span></text:span><text:span text:style-name="T17">.clear();</text:span></text:p>
            <text:p text:style-name="P19"/>
            <text:p text:style-name="P8">hasItem:</text:p>
            <text:p text:style-name="P19">localStorage.getItem(key) !== null</text:p>
            <text:p text:style-name="P28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.getItem(key) !== null</text:p>
            <text:p text:style-name="P8"/>
            <text:p text:style-name="P8">setJSON:</text:p>
            <text:p text:style-name="P19">localStorage.setItem(key, JSON.stringify(object));</text:p>
            <text:p text:style-name="P28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.setItem(key, JSON.stringify(object));</text:p>
            <text:p text:style-name="P8"/>
            <text:p text:style-name="P8">getJSON:</text:p>
            <text:p text:style-name="P27">JSON.parse(localStorage.getItem(key));</text:p>
            <text:p text:style-name="P28">JSON.parse(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.getItem(key));</text:p>
            <text:p text:style-name="P28"/>
          </table:table-cell>
          <table:table-cell table:style-name="Táblázat1.B2" office:value-type="string">
            <text:p text:style-name="P19"/>
            <text:p text:style-name="P25">- IE11 compatible</text:p>
            <text:p text:style-name="P19">- element data-* attributes</text:p>
            <text:p text:style-name="P19">- no <text:span text:style-name="T12">m</text:span>ethods <text:span text:style-name="T26">and</text:span> <text:span text:style-name="T12">e</text:span>vents</text:p>
            <text:p text:style-name="P19"/>
            <text:p text:style-name="P16">camelcase:</text:p>
            <text:p text:style-name="P20">el<text:span text:style-name="T8">ement</text:span>.data-name</text:p>
            <text:p text:style-name="P21"><text:s text:c="2"/>-&gt; el<text:span text:style-name="T8">ement</text:span>.dataset.name</text:p>
            <text:p text:style-name="P21">el<text:span text:style-name="T8">ement</text:span>.data-first-second</text:p>
            <text:p text:style-name="P21"><text:s text:c="2"/>-&gt; el<text:span text:style-name="T8">ement</text:span>.dataset.firstSecond</text:p>
            <text:p text:style-name="P19"/>
            <text:p text:style-name="P8">set:</text:p>
            <text:p text:style-name="P19">element.dataset.<text:span text:style-name="T13">name</text:span> = "<text:span text:style-name="T5">value</text:span>";</text:p>
            <text:p text:style-name="P22">element.dataset["<text:span text:style-name="T13">name</text:span>"] = "<text:span text:style-name="T5">value</text:span>";</text:p>
            <text:p text:style-name="P22">element.setAttribute("data-<text:span text:style-name="T13">name</text:span>", "<text:span text:style-name="T5">value</text:span>");</text:p>
            <text:p text:style-name="P22">element<text:span text:style-name="T5">[</text:span>"data-<text:span text:style-name="T13">name</text:span>"<text:span text:style-name="T5">] =</text:span> "<text:span text:style-name="T5">value</text:span>";</text:p>
            <text:p text:style-name="P23"/>
            <text:p text:style-name="P8">get:</text:p>
            <text:p text:style-name="P22">element.dataset.<text:span text:style-name="T13">name</text:span>;</text:p>
            <text:p text:style-name="P22">element.dataset["<text:span text:style-name="T13">name</text:span>"];</text:p>
            <text:p text:style-name="P22">element.getAttribute("data-<text:span text:style-name="T13">name</text:span>");</text:p>
            <text:p text:style-name="P22">element<text:span text:style-name="T5">[</text:span>"data-<text:span text:style-name="T13">name</text:span>"<text:span text:style-name="T5">]</text:span>;</text:p>
            <text:p text:style-name="P19"/>
            <text:p text:style-name="P8">remove:</text:p>
            <text:p text:style-name="P22">element.removeAttribute("data-<text:span text:style-name="T13">name</text:span>");</text:p>
            <text:p text:style-name="P22"/>
          </table:table-cell>
          <table:table-cell table:style-name="Táblázat1.C2" office:value-type="string">
            <text:p text:style-name="P26"/>
            <text:p text:style-name="P26">IE10+11 compatible</text:p>
            <text:p text:style-name="P26"/>
            <text:p text:style-name="P26">new TypedArray(); <text:span text:style-name="T14">ES2017</text:span></text:p>
            <text:p text:style-name="P26">new TypedArray(length);</text:p>
            <text:p text:style-name="P26">new TypedArray(typedArray);</text:p>
            <text:p text:style-name="P26">new TypedArray(object);</text:p>
            <text:p text:style-name="P26">new TypedArray(buffer[,byteOffset[,length]]);</text:p>
            <text:p text:style-name="P26"/>
            <text:p text:style-name="P11">Int8Array();</text:p>
            <text:p text:style-name="P36">-128 to 127, 1 <text:span text:style-name="T25">byte</text:span>, int8_t</text:p>
            <text:p text:style-name="P36"/>
            <text:p text:style-name="P11">Uint8Array();</text:p>
            <text:p text:style-name="P36">0 to 255, 1 <text:span text:style-name="T25">byte,</text:span> uint8_t</text:p>
            <text:p text:style-name="P36"/>
            <text:p text:style-name="P12">Uint8ClampedArray();</text:p>
            <text:p text:style-name="P37">0 to 255, 1 <text:span text:style-name="T25">byte</text:span>, uint8_t, not in IE10-11</text:p>
            <text:p text:style-name="P37"/>
            <text:p text:style-name="P11">Int16Array();</text:p>
            <text:p text:style-name="P36">-32768 to 32767, 2 <text:span text:style-name="T25">byte</text:span>, int16_t</text:p>
            <text:p text:style-name="P36"/>
            <text:p text:style-name="P11">Uint16Array();</text:p>
            <text:p text:style-name="P36">0 to 65535, 2 <text:span text:style-name="T25">byte</text:span>, uint16_t</text:p>
            <text:p text:style-name="P36"/>
            <text:p text:style-name="P12">Int32Array();</text:p>
            <text:p text:style-name="P37">-2147483648 to 2147483647, 4 byte, int32_t</text:p>
            <text:p text:style-name="P37"/>
            <text:p text:style-name="P12">Uint32Array();</text:p>
            <text:p text:style-name="P37">0 to 4294967295, 4 <text:span text:style-name="T25">byte</text:span>, uint32_t</text:p>
            <text:p text:style-name="P37"/>
            <text:p text:style-name="P12">Float32Array();</text:p>
            <text:p text:style-name="P37">1.2x10-38 to 3.4x1038, 4 <text:span text:style-name="T25">byte</text:span>, float</text:p>
            <text:p text:style-name="P37"/>
            <text:p text:style-name="P12">Float64Array();</text:p>
            <text:p text:style-name="P37">5.0x10-324 to 1.8x10308, 8 <text:span text:style-name="T25">byte</text:span>, double</text:p>
            <text:p text:style-name="P3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1"/>
            <text:p text:style-name="P32"><text:span text:style-name="Source_20_Text"><text:span text:style-name="T16">IE10+IE11 </text:span></text:span><text:span text:style-name="Source_20_Text"><text:span text:style-name="T22">d</text:span></text:span><text:span text:style-name="Source_20_Text"><text:span text:style-name="T16">on't have support for classList on SVG or MathML elements.</text:span></text:span></text:p>
            <text:p text:style-name="P31"/>
            <text:p text:style-name="P13">element.classList.add(String[,String]);</text:p>
            <text:p text:style-name="P38">IE10+11: yes (except the multiple arguments)</text:p>
            <text:p text:style-name="P29"/>
            <text:p text:style-name="P10">element.classList.remove(String[,String]);</text:p>
            <text:p text:style-name="P35">IE10+11: yes (except the multiple arguments)</text:p>
            <text:p text:style-name="P34">- Removing a class that does not exist, does NOT throw an error.</text:p>
            <text:p text:style-name="P24"/>
            <text:p text:style-name="P13">element.classList.contains(String);</text:p>
            <text:p text:style-name="P38">IE10+11: yes</text:p>
            <text:p text:style-name="P29"/>
            <text:p text:style-name="P10">element.classList.toggle(String[,force]);</text:p>
            <text:p text:style-name="P35">IE10+11: yes (except the second argument)</text:p>
            <text:p text:style-name="P34">- When only one argument is present: Toggle class value; <text:span text:style-name="T9">i</text:span>f class exists then remove it and return false, if not, then add it and return true.</text:p>
            <text:p text:style-name="P34">- When a second argument is present: If the second argument evaluates to true, add specified class value, and if it evaluates to false, remove it.</text:p>
            <text:p text:style-name="P24"/>
            <text:p text:style-name="P13">element.classList.item(Number);</text:p>
            <text:p text:style-name="P38">IE10+11: yes</text:p>
            <text:p text:style-name="P24"/>
            <text:p text:style-name="P13">element.classList.length;</text:p>
            <text:p text:style-name="P38">IE10+11: yes</text:p>
            <text:p text:style-name="P29"/>
            <text:p text:style-name="P10">element.classList.replace(oldClass, newClass); </text:p>
            <text:p text:style-name="P34">IE10+11: <text:span text:style-name="T6">N</text:span>o <text:span text:style-name="T6">and the method isn't compatible with the Safari and mobile browsers too.</text:span></text:p>
            <text:p text:style-name="P29"/>
            <text:p text:style-name="P14">Remove all classes:</text:p>
            <text:p text:style-name="P39"><text:span text:style-name="Source_20_Text"><text:span text:style-name="T21">element.className = "";</text:span></text:span></text:p>
            <text:p text:style-name="P24"><text:span text:style-name="Source_20_Text"><text:span text:style-name="T21"/></text:span></text:p>
          </table:table-cell>
          <table:table-cell table:style-name="Táblázat2.B2" office:value-type="string">
            <text:p text:style-name="P31"/>
            <text:p text:style-name="P31">IE8+</text:p>
            <text:p text:style-name="P31"/>
            <text:p text:style-name="P31"><text:span text:style-name="T29">V</text:span><text:span text:style-name="T28">alid Data Types</text:span></text:p>
            <text:p text:style-name="P31">- a string</text:p>
            <text:p text:style-name="P31">- a number</text:p>
            <text:p text:style-name="P31">- an object (containing valid JSON values)</text:p>
            <text:p text:style-name="P31">- an array</text:p>
            <text:p text:style-name="P31">- a boolean</text:p>
            <text:p text:style-name="P31">- null</text:p>
            <text:p text:style-name="P31"/>
            <text:p text:style-name="P33"><text:span text:style-name="T29">Inv</text:span><text:span text:style-name="T28">alid Data Types</text:span></text:p>
            <text:p text:style-name="P31">- a function</text:p>
            <text:p text:style-name="P31">- a date</text:p>
            <text:p text:style-name="P31">- undefined</text:p>
            <text:p text:style-name="P31">- <text:span text:style-name="T30">an object with method(s) (function)</text:span></text:p>
            <text:p text:style-name="P31"/>
            <text:p text:style-name="P15">JSON.stringify()</text:p>
            <text:p text:style-name="P31">Convert a JavaScript object to a JSON string.</text:p>
            <text:p text:style-name="P31"/>
            <text:p text:style-name="P31">JSON.stringify( { a: 1, b: "2", c: true } );</text:p>
            <text:p text:style-name="P30">=&gt; "{\"a\":1,\"b\":\"2\",\"c\":true}"</text:p>
            <text:p text:style-name="P30"/>
            <text:p text:style-name="P31">JSON.stringify( [1, 2, 3, 4, 5] );</text:p>
            <text:p text:style-name="P30">=&gt; "[1,2,3,4,5]"</text:p>
            <text:p text:style-name="P30"/>
            <text:p text:style-name="P15">JSON.parse()</text:p>
            <text:p text:style-name="P31">Parses a JSON string and returns a JavaScript object.</text:p>
            <text:p text:style-name="P31"/>
            <text:p text:style-name="P31">JSON.parse(JSON.stringify( {a: 1, b: "2", c: true} ));</text:p>
            <text:p text:style-name="P30">=&gt; Object { a: 1, b: "2", c: true }</text:p>
            <text:p text:style-name="P30"/>
            <text:p text:style-name="P31">JSON.parse(JSON.stringify( [1, 2, 3, 4, 5] ));</text:p>
            <text:p text:style-name="P30">=&gt; Array(5) [ 1, 2, 3, 4, 5 ]</text:p>
            <text:p text:style-name="P30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4-22T23:59:11.789000000</dc:date>
    <meta:editing-duration>PT5H36M40S</meta:editing-duration>
    <meta:editing-cycles>98</meta:editing-cycles>
    <meta:generator>LibreOffice/6.0.3.2$Windows_X86_64 LibreOffice_project/8f48d515416608e3a835360314dac7e47fd0b821</meta:generator>
    <meta:document-statistic meta:table-count="2" meta:image-count="0" meta:object-count="0" meta:page-count="2" meta:paragraph-count="120" meta:word-count="413" meta:character-count="3433" meta:non-whitespace-character-count="3134"/>
  </office:meta>
</office:document-meta>
</file>